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User.StandardUser( final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Standard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setAttribute( final String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get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remove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User.isUserInRole( final String ro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